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08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8:05 3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7886" calcext:value-type="float">
            <text:p>799,97886</text:p>
          </table:table-cell>
          <table:table-cell office:value-type="float" office:value="6109" calcext:value-type="float">
            <text:p>6109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AVERAGE([.C2:.C2010])" office:value-type="float" office:value="6053.36332767402" calcext:value-type="float">
            <text:p>6053,363327674</text:p>
          </table:table-cell>
          <table:table-cell table:formula="of:=AVERAGE([.D2:.D2010])" office:value-type="float" office:value="991.782682512734" calcext:value-type="float">
            <text:p>991,7826825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392" calcext:value-type="float">
            <text:p>899,98392</text:p>
          </table:table-cell>
          <table:table-cell office:value-type="float" office:value="6109" calcext:value-type="float">
            <text:p>6109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COM.MICROSOFT.STDEV.P([.C2:.C2010])" office:value-type="float" office:value="20.6395308592002" calcext:value-type="float">
            <text:p>20,6395308592</text:p>
          </table:table-cell>
          <table:table-cell table:formula="of:=COM.MICROSOFT.STDEV.P([.D2:.D2010])" office:value-type="float" office:value="19.403069058765" calcext:value-type="float">
            <text:p>19,4030690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742" calcext:value-type="float">
            <text:p>1000,01742</text:p>
          </table:table-cell>
          <table:table-cell office:value-type="float" office:value="6109" calcext:value-type="float">
            <text:p>6109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073" calcext:value-type="float">
            <text:p>1100,0073</text:p>
          </table:table-cell>
          <table:table-cell office:value-type="float" office:value="6109" calcext:value-type="float">
            <text:p>6109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772" calcext:value-type="float">
            <text:p>1199,9772</text:p>
          </table:table-cell>
          <table:table-cell office:value-type="float" office:value="6096" calcext:value-type="float">
            <text:p>6096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1002" calcext:value-type="float">
            <text:p>1300,01002</text:p>
          </table:table-cell>
          <table:table-cell office:value-type="float" office:value="6101" calcext:value-type="float">
            <text:p>610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784" calcext:value-type="float">
            <text:p>1399,98784</text:p>
          </table:table-cell>
          <table:table-cell office:value-type="float" office:value="6105" calcext:value-type="float">
            <text:p>6105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831" calcext:value-type="float">
            <text:p>1499,9831</text:p>
          </table:table-cell>
          <table:table-cell office:value-type="float" office:value="6109" calcext:value-type="float">
            <text:p>6109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348" calcext:value-type="float">
            <text:p>1599,98348</text:p>
          </table:table-cell>
          <table:table-cell office:value-type="float" office:value="6109" calcext:value-type="float">
            <text:p>6109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1784" calcext:value-type="float">
            <text:p>1700,01784</text:p>
          </table:table-cell>
          <table:table-cell office:value-type="float" office:value="6105" calcext:value-type="float">
            <text:p>6105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406" calcext:value-type="float">
            <text:p>1800,00406</text:p>
          </table:table-cell>
          <table:table-cell office:value-type="float" office:value="6108" calcext:value-type="float">
            <text:p>6108</text:p>
          </table:table-cell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596" calcext:value-type="float">
            <text:p>1899,99596</text:p>
          </table:table-cell>
          <table:table-cell office:value-type="float" office:value="6079" calcext:value-type="float">
            <text:p>6079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956" calcext:value-type="float">
            <text:p>1999,98956</text:p>
          </table:table-cell>
          <table:table-cell office:value-type="float" office:value="6094" calcext:value-type="float">
            <text:p>6094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0544" calcext:value-type="float">
            <text:p>2100,00544</text:p>
          </table:table-cell>
          <table:table-cell office:value-type="float" office:value="6109" calcext:value-type="float">
            <text:p>610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244" calcext:value-type="float">
            <text:p>2200,0244</text:p>
          </table:table-cell>
          <table:table-cell office:value-type="float" office:value="6077" calcext:value-type="float">
            <text:p>6077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788" calcext:value-type="float">
            <text:p>2299,9788</text:p>
          </table:table-cell>
          <table:table-cell office:value-type="float" office:value="6109" calcext:value-type="float">
            <text:p>6109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418" calcext:value-type="float">
            <text:p>2400,0418</text:p>
          </table:table-cell>
          <table:table-cell office:value-type="float" office:value="6109" calcext:value-type="float">
            <text:p>6109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544" calcext:value-type="float">
            <text:p>2500,00544</text:p>
          </table:table-cell>
          <table:table-cell office:value-type="float" office:value="6107" calcext:value-type="float">
            <text:p>6107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8902" calcext:value-type="float">
            <text:p>2599,98902</text:p>
          </table:table-cell>
          <table:table-cell office:value-type="float" office:value="6109" calcext:value-type="float">
            <text:p>6109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7582" calcext:value-type="float">
            <text:p>2699,97582</text:p>
          </table:table-cell>
          <table:table-cell office:value-type="float" office:value="6103" calcext:value-type="float">
            <text:p>6103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0664" calcext:value-type="float">
            <text:p>2800,00664</text:p>
          </table:table-cell>
          <table:table-cell office:value-type="float" office:value="6109" calcext:value-type="float">
            <text:p>6109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178" calcext:value-type="float">
            <text:p>2899,99178</text:p>
          </table:table-cell>
          <table:table-cell office:value-type="float" office:value="6107" calcext:value-type="float">
            <text:p>610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1226" calcext:value-type="float">
            <text:p>3000,01226</text:p>
          </table:table-cell>
          <table:table-cell office:value-type="float" office:value="6092" calcext:value-type="float">
            <text:p>6092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8006" calcext:value-type="float">
            <text:p>3099,98006</text:p>
          </table:table-cell>
          <table:table-cell office:value-type="float" office:value="6091" calcext:value-type="float">
            <text:p>6091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7654" calcext:value-type="float">
            <text:p>3199,97654</text:p>
          </table:table-cell>
          <table:table-cell office:value-type="float" office:value="6109" calcext:value-type="float">
            <text:p>6109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8908" calcext:value-type="float">
            <text:p>3299,98908</text:p>
          </table:table-cell>
          <table:table-cell office:value-type="float" office:value="6109" calcext:value-type="float">
            <text:p>6109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9388" calcext:value-type="float">
            <text:p>3399,99388</text:p>
          </table:table-cell>
          <table:table-cell office:value-type="float" office:value="6077" calcext:value-type="float">
            <text:p>607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0416" calcext:value-type="float">
            <text:p>3500,00416</text:p>
          </table:table-cell>
          <table:table-cell office:value-type="float" office:value="6077" calcext:value-type="float">
            <text:p>6077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99.99334" calcext:value-type="float">
            <text:p>3599,99334</text:p>
          </table:table-cell>
          <table:table-cell office:value-type="float" office:value="6109" calcext:value-type="float">
            <text:p>6109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0116" calcext:value-type="float">
            <text:p>3700,00116</text:p>
          </table:table-cell>
          <table:table-cell office:value-type="float" office:value="6109" calcext:value-type="float">
            <text:p>6109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99" calcext:value-type="float">
            <text:p>3799,999</text:p>
          </table:table-cell>
          <table:table-cell office:value-type="float" office:value="6109" calcext:value-type="float">
            <text:p>6109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0234" calcext:value-type="float">
            <text:p>3900,00234</text:p>
          </table:table-cell>
          <table:table-cell office:value-type="float" office:value="6109" calcext:value-type="float">
            <text:p>6109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386" calcext:value-type="float">
            <text:p>3999,99386</text:p>
          </table:table-cell>
          <table:table-cell office:value-type="float" office:value="6083" calcext:value-type="float">
            <text:p>608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7994" calcext:value-type="float">
            <text:p>4099,97994</text:p>
          </table:table-cell>
          <table:table-cell office:value-type="float" office:value="6108" calcext:value-type="float">
            <text:p>6108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7992" calcext:value-type="float">
            <text:p>4199,97992</text:p>
          </table:table-cell>
          <table:table-cell office:value-type="float" office:value="6109" calcext:value-type="float">
            <text:p>6109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1602" calcext:value-type="float">
            <text:p>4300,01602</text:p>
          </table:table-cell>
          <table:table-cell office:value-type="float" office:value="6109" calcext:value-type="float">
            <text:p>6109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1138" calcext:value-type="float">
            <text:p>4400,01138</text:p>
          </table:table-cell>
          <table:table-cell office:value-type="float" office:value="6079" calcext:value-type="float">
            <text:p>6079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63" calcext:value-type="float">
            <text:p>4499,9963</text:p>
          </table:table-cell>
          <table:table-cell office:value-type="float" office:value="6109" calcext:value-type="float">
            <text:p>6109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028" calcext:value-type="float">
            <text:p>4599,98028</text:p>
          </table:table-cell>
          <table:table-cell office:value-type="float" office:value="6083" calcext:value-type="float">
            <text:p>6083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3334" calcext:value-type="float">
            <text:p>4700,03334</text:p>
          </table:table-cell>
          <table:table-cell office:value-type="float" office:value="6108" calcext:value-type="float">
            <text:p>6108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9894" calcext:value-type="float">
            <text:p>4799,99894</text:p>
          </table:table-cell>
          <table:table-cell office:value-type="float" office:value="6077" calcext:value-type="float">
            <text:p>6077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469" calcext:value-type="float">
            <text:p>4900,0469</text:p>
          </table:table-cell>
          <table:table-cell office:value-type="float" office:value="6107" calcext:value-type="float">
            <text:p>6107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218" calcext:value-type="float">
            <text:p>4999,99218</text:p>
          </table:table-cell>
          <table:table-cell office:value-type="float" office:value="6094" calcext:value-type="float">
            <text:p>6094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7272" calcext:value-type="float">
            <text:p>5100,07272</text:p>
          </table:table-cell>
          <table:table-cell office:value-type="float" office:value="6101" calcext:value-type="float">
            <text:p>610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0282" calcext:value-type="float">
            <text:p>5200,00282</text:p>
          </table:table-cell>
          <table:table-cell office:value-type="float" office:value="6084" calcext:value-type="float">
            <text:p>6084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8954" calcext:value-type="float">
            <text:p>5299,98954</text:p>
          </table:table-cell>
          <table:table-cell office:value-type="float" office:value="6092" calcext:value-type="float">
            <text:p>6092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4366" calcext:value-type="float">
            <text:p>5400,04366</text:p>
          </table:table-cell>
          <table:table-cell office:value-type="float" office:value="6101" calcext:value-type="float">
            <text:p>610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2854" calcext:value-type="float">
            <text:p>5500,02854</text:p>
          </table:table-cell>
          <table:table-cell office:value-type="float" office:value="6109" calcext:value-type="float">
            <text:p>6109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172" calcext:value-type="float">
            <text:p>5599,98172</text:p>
          </table:table-cell>
          <table:table-cell office:value-type="float" office:value="6079" calcext:value-type="float">
            <text:p>6079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8202" calcext:value-type="float">
            <text:p>5699,98202</text:p>
          </table:table-cell>
          <table:table-cell office:value-type="float" office:value="6075" calcext:value-type="float">
            <text:p>6075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837" calcext:value-type="float">
            <text:p>5799,9837</text:p>
          </table:table-cell>
          <table:table-cell office:value-type="float" office:value="6108" calcext:value-type="float">
            <text:p>6108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8442" calcext:value-type="float">
            <text:p>5899,98442</text:p>
          </table:table-cell>
          <table:table-cell office:value-type="float" office:value="6083" calcext:value-type="float">
            <text:p>6083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84" calcext:value-type="float">
            <text:p>6000,0084</text:p>
          </table:table-cell>
          <table:table-cell office:value-type="float" office:value="6109" calcext:value-type="float">
            <text:p>6109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2942" calcext:value-type="float">
            <text:p>6100,02942</text:p>
          </table:table-cell>
          <table:table-cell office:value-type="float" office:value="6075" calcext:value-type="float">
            <text:p>6075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8582" calcext:value-type="float">
            <text:p>6199,98582</text:p>
          </table:table-cell>
          <table:table-cell office:value-type="float" office:value="6109" calcext:value-type="float">
            <text:p>610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622" calcext:value-type="float">
            <text:p>6299,99622</text:p>
          </table:table-cell>
          <table:table-cell office:value-type="float" office:value="6075" calcext:value-type="float">
            <text:p>6075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0688" calcext:value-type="float">
            <text:p>6400,00688</text:p>
          </table:table-cell>
          <table:table-cell office:value-type="float" office:value="6077" calcext:value-type="float">
            <text:p>6077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35" calcext:value-type="float">
            <text:p>6499,9935</text:p>
          </table:table-cell>
          <table:table-cell office:value-type="float" office:value="6092" calcext:value-type="float">
            <text:p>6092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21" calcext:value-type="float">
            <text:p>6600,021</text:p>
          </table:table-cell>
          <table:table-cell office:value-type="float" office:value="6107" calcext:value-type="float">
            <text:p>6107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0512" calcext:value-type="float">
            <text:p>6700,00512</text:p>
          </table:table-cell>
          <table:table-cell office:value-type="float" office:value="6078" calcext:value-type="float">
            <text:p>6078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129" calcext:value-type="float">
            <text:p>6800,0129</text:p>
          </table:table-cell>
          <table:table-cell office:value-type="float" office:value="6105" calcext:value-type="float">
            <text:p>6105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065" calcext:value-type="float">
            <text:p>6900,0065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8712" calcext:value-type="float">
            <text:p>6999,98712</text:p>
          </table:table-cell>
          <table:table-cell office:value-type="float" office:value="6079" calcext:value-type="float">
            <text:p>6079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1176" calcext:value-type="float">
            <text:p>7100,01176</text:p>
          </table:table-cell>
          <table:table-cell office:value-type="float" office:value="6107" calcext:value-type="float">
            <text:p>610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8874" calcext:value-type="float">
            <text:p>7199,98874</text:p>
          </table:table-cell>
          <table:table-cell office:value-type="float" office:value="6075" calcext:value-type="float">
            <text:p>6075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2384" calcext:value-type="float">
            <text:p>7300,02384</text:p>
          </table:table-cell>
          <table:table-cell office:value-type="float" office:value="6075" calcext:value-type="float">
            <text:p>6075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37" calcext:value-type="float">
            <text:p>7399,9837</text:p>
          </table:table-cell>
          <table:table-cell office:value-type="float" office:value="6076" calcext:value-type="float">
            <text:p>6076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1038" calcext:value-type="float">
            <text:p>7500,01038</text:p>
          </table:table-cell>
          <table:table-cell office:value-type="float" office:value="6101" calcext:value-type="float">
            <text:p>6101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8" calcext:value-type="float">
            <text:p>7599,998</text:p>
          </table:table-cell>
          <table:table-cell office:value-type="float" office:value="6093" calcext:value-type="float">
            <text:p>6093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0514" calcext:value-type="float">
            <text:p>7700,00514</text:p>
          </table:table-cell>
          <table:table-cell office:value-type="float" office:value="6076" calcext:value-type="float">
            <text:p>6076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174" calcext:value-type="float">
            <text:p>7800,0174</text:p>
          </table:table-cell>
          <table:table-cell office:value-type="float" office:value="6079" calcext:value-type="float">
            <text:p>6079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1204" calcext:value-type="float">
            <text:p>7900,01204</text:p>
          </table:table-cell>
          <table:table-cell office:value-type="float" office:value="6077" calcext:value-type="float">
            <text:p>607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8106" calcext:value-type="float">
            <text:p>7999,98106</text:p>
          </table:table-cell>
          <table:table-cell office:value-type="float" office:value="6103" calcext:value-type="float">
            <text:p>6103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044" calcext:value-type="float">
            <text:p>8099,98044</text:p>
          </table:table-cell>
          <table:table-cell office:value-type="float" office:value="6079" calcext:value-type="float">
            <text:p>6079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598" calcext:value-type="float">
            <text:p>8199,98598</text:p>
          </table:table-cell>
          <table:table-cell office:value-type="float" office:value="6107" calcext:value-type="float">
            <text:p>610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162" calcext:value-type="float">
            <text:p>8299,99162</text:p>
          </table:table-cell>
          <table:table-cell office:value-type="float" office:value="6077" calcext:value-type="float">
            <text:p>6077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919" calcext:value-type="float">
            <text:p>8399,9919</text:p>
          </table:table-cell>
          <table:table-cell office:value-type="float" office:value="6088" calcext:value-type="float">
            <text:p>6088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1524" calcext:value-type="float">
            <text:p>8500,01524</text:p>
          </table:table-cell>
          <table:table-cell office:value-type="float" office:value="6058" calcext:value-type="float">
            <text:p>6058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3028" calcext:value-type="float">
            <text:p>8600,03028</text:p>
          </table:table-cell>
          <table:table-cell office:value-type="float" office:value="6092" calcext:value-type="float">
            <text:p>6092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1304" calcext:value-type="float">
            <text:p>8700,01304</text:p>
          </table:table-cell>
          <table:table-cell office:value-type="float" office:value="6072" calcext:value-type="float">
            <text:p>6072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2344" calcext:value-type="float">
            <text:p>8800,02344</text:p>
          </table:table-cell>
          <table:table-cell office:value-type="float" office:value="6075" calcext:value-type="float">
            <text:p>6075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8784" calcext:value-type="float">
            <text:p>8899,98784</text:p>
          </table:table-cell>
          <table:table-cell office:value-type="float" office:value="6092" calcext:value-type="float">
            <text:p>6092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288" calcext:value-type="float">
            <text:p>9000,00288</text:p>
          </table:table-cell>
          <table:table-cell office:value-type="float" office:value="6105" calcext:value-type="float">
            <text:p>610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8002" calcext:value-type="float">
            <text:p>9099,98002</text:p>
          </table:table-cell>
          <table:table-cell office:value-type="float" office:value="6075" calcext:value-type="float">
            <text:p>6075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1226" calcext:value-type="float">
            <text:p>9200,01226</text:p>
          </table:table-cell>
          <table:table-cell office:value-type="float" office:value="6075" calcext:value-type="float">
            <text:p>6075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7924" calcext:value-type="float">
            <text:p>9299,97924</text:p>
          </table:table-cell>
          <table:table-cell office:value-type="float" office:value="6075" calcext:value-type="float">
            <text:p>6075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4744" calcext:value-type="float">
            <text:p>9400,04744</text:p>
          </table:table-cell>
          <table:table-cell office:value-type="float" office:value="6073" calcext:value-type="float">
            <text:p>6073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8444" calcext:value-type="float">
            <text:p>9499,98444</text:p>
          </table:table-cell>
          <table:table-cell office:value-type="float" office:value="6075" calcext:value-type="float">
            <text:p>6075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877" calcext:value-type="float">
            <text:p>9599,9877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463" calcext:value-type="float">
            <text:p>9700,0463</text:p>
          </table:table-cell>
          <table:table-cell office:value-type="float" office:value="6076" calcext:value-type="float">
            <text:p>6076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7734" calcext:value-type="float">
            <text:p>9799,97734</text:p>
          </table:table-cell>
          <table:table-cell office:value-type="float" office:value="6075" calcext:value-type="float">
            <text:p>6075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807" calcext:value-type="float">
            <text:p>9899,9807</text:p>
          </table:table-cell>
          <table:table-cell office:value-type="float" office:value="6092" calcext:value-type="float">
            <text:p>6092</text:p>
          </table:table-cell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014" calcext:value-type="float">
            <text:p>9999,98014</text:p>
          </table:table-cell>
          <table:table-cell office:value-type="float" office:value="6092" calcext:value-type="float">
            <text:p>6092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8368" calcext:value-type="float">
            <text:p>10099,98368</text:p>
          </table:table-cell>
          <table:table-cell office:value-type="float" office:value="6050" calcext:value-type="float">
            <text:p>6050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8784" calcext:value-type="float">
            <text:p>10199,98784</text:p>
          </table:table-cell>
          <table:table-cell office:value-type="float" office:value="6075" calcext:value-type="float">
            <text:p>6075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868" calcext:value-type="float">
            <text:p>10299,9868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1013" calcext:value-type="float">
            <text:p>10400,1013</text:p>
          </table:table-cell>
          <table:table-cell office:value-type="float" office:value="6075" calcext:value-type="float">
            <text:p>6075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8756" calcext:value-type="float">
            <text:p>10499,98756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9908" calcext:value-type="float">
            <text:p>10599,99908</text:p>
          </table:table-cell>
          <table:table-cell office:value-type="float" office:value="6075" calcext:value-type="float">
            <text:p>6075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8558" calcext:value-type="float">
            <text:p>10699,98558</text:p>
          </table:table-cell>
          <table:table-cell office:value-type="float" office:value="6077" calcext:value-type="float">
            <text:p>6077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884" calcext:value-type="float">
            <text:p>10799,9884</text:p>
          </table:table-cell>
          <table:table-cell office:value-type="float" office:value="6076" calcext:value-type="float">
            <text:p>6076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924" calcext:value-type="float">
            <text:p>10899,9924</text:p>
          </table:table-cell>
          <table:table-cell office:value-type="float" office:value="6069" calcext:value-type="float">
            <text:p>606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438" calcext:value-type="float">
            <text:p>10999,98438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8174" calcext:value-type="float">
            <text:p>11099,98174</text:p>
          </table:table-cell>
          <table:table-cell office:value-type="float" office:value="6075" calcext:value-type="float">
            <text:p>6075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938" calcext:value-type="float">
            <text:p>11199,9938</text:p>
          </table:table-cell>
          <table:table-cell office:value-type="float" office:value="6075" calcext:value-type="float">
            <text:p>6075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048" calcext:value-type="float">
            <text:p>11300,0048</text:p>
          </table:table-cell>
          <table:table-cell office:value-type="float" office:value="6075" calcext:value-type="float">
            <text:p>6075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784" calcext:value-type="float">
            <text:p>11399,9784</text:p>
          </table:table-cell>
          <table:table-cell office:value-type="float" office:value="6075" calcext:value-type="float">
            <text:p>6075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8208" calcext:value-type="float">
            <text:p>11499,98208</text:p>
          </table:table-cell>
          <table:table-cell office:value-type="float" office:value="6068" calcext:value-type="float">
            <text:p>6068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0896" calcext:value-type="float">
            <text:p>11600,00896</text:p>
          </table:table-cell>
          <table:table-cell office:value-type="float" office:value="6090" calcext:value-type="float">
            <text:p>6090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867" calcext:value-type="float">
            <text:p>11699,9867</text:p>
          </table:table-cell>
          <table:table-cell office:value-type="float" office:value="6069" calcext:value-type="float">
            <text:p>606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862" calcext:value-type="float">
            <text:p>11799,9862</text:p>
          </table:table-cell>
          <table:table-cell office:value-type="float" office:value="6075" calcext:value-type="float">
            <text:p>607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9158" calcext:value-type="float">
            <text:p>11899,99158</text:p>
          </table:table-cell>
          <table:table-cell office:value-type="float" office:value="6067" calcext:value-type="float">
            <text:p>6067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9584" calcext:value-type="float">
            <text:p>11999,99584</text:p>
          </table:table-cell>
          <table:table-cell office:value-type="float" office:value="6075" calcext:value-type="float">
            <text:p>6075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424" calcext:value-type="float">
            <text:p>12100,00424</text:p>
          </table:table-cell>
          <table:table-cell office:value-type="float" office:value="6075" calcext:value-type="float">
            <text:p>6075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8208" calcext:value-type="float">
            <text:p>12199,98208</text:p>
          </table:table-cell>
          <table:table-cell office:value-type="float" office:value="6074" calcext:value-type="float">
            <text:p>6074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28" calcext:value-type="float">
            <text:p>12300,028</text:p>
          </table:table-cell>
          <table:table-cell office:value-type="float" office:value="6079" calcext:value-type="float">
            <text:p>6079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82" calcext:value-type="float">
            <text:p>12399,982</text:p>
          </table:table-cell>
          <table:table-cell office:value-type="float" office:value="6049" calcext:value-type="float">
            <text:p>6049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094" calcext:value-type="float">
            <text:p>12500,0094</text:p>
          </table:table-cell>
          <table:table-cell office:value-type="float" office:value="6068" calcext:value-type="float">
            <text:p>6068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8354" calcext:value-type="float">
            <text:p>12599,98354</text:p>
          </table:table-cell>
          <table:table-cell office:value-type="float" office:value="6049" calcext:value-type="float">
            <text:p>6049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871" calcext:value-type="float">
            <text:p>12699,9871</text:p>
          </table:table-cell>
          <table:table-cell office:value-type="float" office:value="6073" calcext:value-type="float">
            <text:p>6073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097" calcext:value-type="float">
            <text:p>12800,0097</text:p>
          </table:table-cell>
          <table:table-cell office:value-type="float" office:value="6075" calcext:value-type="float">
            <text:p>6075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8508" calcext:value-type="float">
            <text:p>12899,98508</text:p>
          </table:table-cell>
          <table:table-cell office:value-type="float" office:value="6075" calcext:value-type="float">
            <text:p>6075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8776" calcext:value-type="float">
            <text:p>12999,98776</text:p>
          </table:table-cell>
          <table:table-cell office:value-type="float" office:value="6077" calcext:value-type="float">
            <text:p>607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086" calcext:value-type="float">
            <text:p>13099,99086</text:p>
          </table:table-cell>
          <table:table-cell office:value-type="float" office:value="6075" calcext:value-type="float">
            <text:p>6075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794" calcext:value-type="float">
            <text:p>13199,9794</text:p>
          </table:table-cell>
          <table:table-cell office:value-type="float" office:value="6081" calcext:value-type="float">
            <text:p>608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037" calcext:value-type="float">
            <text:p>13300,0037</text:p>
          </table:table-cell>
          <table:table-cell office:value-type="float" office:value="6050" calcext:value-type="float">
            <text:p>6050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8024" calcext:value-type="float">
            <text:p>13399,98024</text:p>
          </table:table-cell>
          <table:table-cell office:value-type="float" office:value="6075" calcext:value-type="float">
            <text:p>6075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916" calcext:value-type="float">
            <text:p>13499,9916</text:p>
          </table:table-cell>
          <table:table-cell office:value-type="float" office:value="6049" calcext:value-type="float">
            <text:p>6049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831" calcext:value-type="float">
            <text:p>13599,9831</text:p>
          </table:table-cell>
          <table:table-cell office:value-type="float" office:value="6048" calcext:value-type="float">
            <text:p>6048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8942" calcext:value-type="float">
            <text:p>13699,98942</text:p>
          </table:table-cell>
          <table:table-cell office:value-type="float" office:value="6075" calcext:value-type="float">
            <text:p>6075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8784" calcext:value-type="float">
            <text:p>13799,98784</text:p>
          </table:table-cell>
          <table:table-cell office:value-type="float" office:value="6075" calcext:value-type="float">
            <text:p>6075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2688" calcext:value-type="float">
            <text:p>13900,02688</text:p>
          </table:table-cell>
          <table:table-cell office:value-type="float" office:value="6075" calcext:value-type="float">
            <text:p>6075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0678" calcext:value-type="float">
            <text:p>14000,00678</text:p>
          </table:table-cell>
          <table:table-cell office:value-type="float" office:value="6075" calcext:value-type="float">
            <text:p>6075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8104" calcext:value-type="float">
            <text:p>14099,98104</text:p>
          </table:table-cell>
          <table:table-cell office:value-type="float" office:value="6049" calcext:value-type="float">
            <text:p>6049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8766" calcext:value-type="float">
            <text:p>14199,98766</text:p>
          </table:table-cell>
          <table:table-cell office:value-type="float" office:value="6049" calcext:value-type="float">
            <text:p>6049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2212" calcext:value-type="float">
            <text:p>14300,02212</text:p>
          </table:table-cell>
          <table:table-cell office:value-type="float" office:value="6073" calcext:value-type="float">
            <text:p>6073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7772" calcext:value-type="float">
            <text:p>14399,97772</text:p>
          </table:table-cell>
          <table:table-cell office:value-type="float" office:value="6049" calcext:value-type="float">
            <text:p>6049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0266" calcext:value-type="float">
            <text:p>14500,00266</text:p>
          </table:table-cell>
          <table:table-cell office:value-type="float" office:value="6049" calcext:value-type="float">
            <text:p>6049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1442" calcext:value-type="float">
            <text:p>14600,01442</text:p>
          </table:table-cell>
          <table:table-cell office:value-type="float" office:value="6049" calcext:value-type="float">
            <text:p>6049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1748" calcext:value-type="float">
            <text:p>14700,01748</text:p>
          </table:table-cell>
          <table:table-cell office:value-type="float" office:value="6069" calcext:value-type="float">
            <text:p>6069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8444" calcext:value-type="float">
            <text:p>14799,98444</text:p>
          </table:table-cell>
          <table:table-cell office:value-type="float" office:value="6075" calcext:value-type="float">
            <text:p>6075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3658" calcext:value-type="float">
            <text:p>14900,03658</text:p>
          </table:table-cell>
          <table:table-cell office:value-type="float" office:value="6068" calcext:value-type="float">
            <text:p>6068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4904" calcext:value-type="float">
            <text:p>15000,04904</text:p>
          </table:table-cell>
          <table:table-cell office:value-type="float" office:value="6073" calcext:value-type="float">
            <text:p>6073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96" calcext:value-type="float">
            <text:p>15099,9896</text:p>
          </table:table-cell>
          <table:table-cell office:value-type="float" office:value="6067" calcext:value-type="float">
            <text:p>6067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7634" calcext:value-type="float">
            <text:p>15199,97634</text:p>
          </table:table-cell>
          <table:table-cell office:value-type="float" office:value="6047" calcext:value-type="float">
            <text:p>604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47" calcext:value-type="float">
            <text:p>15300,047</text:p>
          </table:table-cell>
          <table:table-cell office:value-type="float" office:value="6047" calcext:value-type="float">
            <text:p>6047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8424" calcext:value-type="float">
            <text:p>15399,98424</text:p>
          </table:table-cell>
          <table:table-cell office:value-type="float" office:value="6067" calcext:value-type="float">
            <text:p>6067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508" calcext:value-type="float">
            <text:p>15499,99508</text:p>
          </table:table-cell>
          <table:table-cell office:value-type="float" office:value="6073" calcext:value-type="float">
            <text:p>6073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8264" calcext:value-type="float">
            <text:p>15599,98264</text:p>
          </table:table-cell>
          <table:table-cell office:value-type="float" office:value="6043" calcext:value-type="float">
            <text:p>6043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7706" calcext:value-type="float">
            <text:p>15699,97706</text:p>
          </table:table-cell>
          <table:table-cell office:value-type="float" office:value="6049" calcext:value-type="float">
            <text:p>6049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8436" calcext:value-type="float">
            <text:p>15799,98436</text:p>
          </table:table-cell>
          <table:table-cell office:value-type="float" office:value="6048" calcext:value-type="float">
            <text:p>6048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0914" calcext:value-type="float">
            <text:p>15900,00914</text:p>
          </table:table-cell>
          <table:table-cell office:value-type="float" office:value="6071" calcext:value-type="float">
            <text:p>607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784" calcext:value-type="float">
            <text:p>15999,9784</text:p>
          </table:table-cell>
          <table:table-cell office:value-type="float" office:value="6042" calcext:value-type="float">
            <text:p>6042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3792" calcext:value-type="float">
            <text:p>16100,03792</text:p>
          </table:table-cell>
          <table:table-cell office:value-type="float" office:value="6041" calcext:value-type="float">
            <text:p>6041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3908" calcext:value-type="float">
            <text:p>16200,03908</text:p>
          </table:table-cell>
          <table:table-cell office:value-type="float" office:value="6043" calcext:value-type="float">
            <text:p>6043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8344" calcext:value-type="float">
            <text:p>16299,98344</text:p>
          </table:table-cell>
          <table:table-cell office:value-type="float" office:value="6043" calcext:value-type="float">
            <text:p>6043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0084" calcext:value-type="float">
            <text:p>16400,00084</text:p>
          </table:table-cell>
          <table:table-cell office:value-type="float" office:value="6068" calcext:value-type="float">
            <text:p>6068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44" calcext:value-type="float">
            <text:p>16500,044</text:p>
          </table:table-cell>
          <table:table-cell office:value-type="float" office:value="6073" calcext:value-type="float">
            <text:p>6073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32" calcext:value-type="float">
            <text:p>16599,9832</text:p>
          </table:table-cell>
          <table:table-cell office:value-type="float" office:value="6076" calcext:value-type="float">
            <text:p>6076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9698" calcext:value-type="float">
            <text:p>16699,99698</text:p>
          </table:table-cell>
          <table:table-cell office:value-type="float" office:value="6069" calcext:value-type="float">
            <text:p>6069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8634" calcext:value-type="float">
            <text:p>16799,98634</text:p>
          </table:table-cell>
          <table:table-cell office:value-type="float" office:value="6048" calcext:value-type="float">
            <text:p>6048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8696" calcext:value-type="float">
            <text:p>16899,98696</text:p>
          </table:table-cell>
          <table:table-cell office:value-type="float" office:value="6067" calcext:value-type="float">
            <text:p>6067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8494" calcext:value-type="float">
            <text:p>16999,98494</text:p>
          </table:table-cell>
          <table:table-cell office:value-type="float" office:value="6074" calcext:value-type="float">
            <text:p>6074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7924" calcext:value-type="float">
            <text:p>17099,97924</text:p>
          </table:table-cell>
          <table:table-cell office:value-type="float" office:value="6041" calcext:value-type="float">
            <text:p>604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316" calcext:value-type="float">
            <text:p>17199,99316</text:p>
          </table:table-cell>
          <table:table-cell office:value-type="float" office:value="6047" calcext:value-type="float">
            <text:p>6047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0304" calcext:value-type="float">
            <text:p>17300,00304</text:p>
          </table:table-cell>
          <table:table-cell office:value-type="float" office:value="6067" calcext:value-type="float">
            <text:p>606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8064" calcext:value-type="float">
            <text:p>17399,98064</text:p>
          </table:table-cell>
          <table:table-cell office:value-type="float" office:value="6042" calcext:value-type="float">
            <text:p>6042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8136" calcext:value-type="float">
            <text:p>17499,98136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774" calcext:value-type="float">
            <text:p>17599,9774</text:p>
          </table:table-cell>
          <table:table-cell office:value-type="float" office:value="6041" calcext:value-type="float">
            <text:p>6041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039" calcext:value-type="float">
            <text:p>17700,0039</text:p>
          </table:table-cell>
          <table:table-cell office:value-type="float" office:value="6041" calcext:value-type="float">
            <text:p>6041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8868" calcext:value-type="float">
            <text:p>17799,98868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402" calcext:value-type="float">
            <text:p>17899,98402</text:p>
          </table:table-cell>
          <table:table-cell office:value-type="float" office:value="6047" calcext:value-type="float">
            <text:p>604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891" calcext:value-type="float">
            <text:p>17999,9891</text:p>
          </table:table-cell>
          <table:table-cell office:value-type="float" office:value="6041" calcext:value-type="float">
            <text:p>604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8184" calcext:value-type="float">
            <text:p>18099,98184</text:p>
          </table:table-cell>
          <table:table-cell office:value-type="float" office:value="6067" calcext:value-type="float">
            <text:p>6067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8278" calcext:value-type="float">
            <text:p>18199,98278</text:p>
          </table:table-cell>
          <table:table-cell office:value-type="float" office:value="6041" calcext:value-type="float">
            <text:p>604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88" calcext:value-type="float">
            <text:p>18299,988</text:p>
          </table:table-cell>
          <table:table-cell office:value-type="float" office:value="6041" calcext:value-type="float">
            <text:p>6041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16" calcext:value-type="float">
            <text:p>18399,9916</text:p>
          </table:table-cell>
          <table:table-cell office:value-type="float" office:value="6067" calcext:value-type="float">
            <text:p>6067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8476" calcext:value-type="float">
            <text:p>18499,98476</text:p>
          </table:table-cell>
          <table:table-cell office:value-type="float" office:value="6067" calcext:value-type="float">
            <text:p>606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8738" calcext:value-type="float">
            <text:p>18599,98738</text:p>
          </table:table-cell>
          <table:table-cell office:value-type="float" office:value="6041" calcext:value-type="float">
            <text:p>6041</text:p>
          </table:table-cell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998" calcext:value-type="float">
            <text:p>18699,9998</text:p>
          </table:table-cell>
          <table:table-cell office:value-type="float" office:value="6067" calcext:value-type="float">
            <text:p>6067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4492" calcext:value-type="float">
            <text:p>18800,04492</text:p>
          </table:table-cell>
          <table:table-cell office:value-type="float" office:value="6043" calcext:value-type="float">
            <text:p>6043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0282" calcext:value-type="float">
            <text:p>18900,00282</text:p>
          </table:table-cell>
          <table:table-cell office:value-type="float" office:value="6041" calcext:value-type="float">
            <text:p>604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882" calcext:value-type="float">
            <text:p>18999,98882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446" calcext:value-type="float">
            <text:p>19099,98446</text:p>
          </table:table-cell>
          <table:table-cell office:value-type="float" office:value="6068" calcext:value-type="float">
            <text:p>6068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6546" calcext:value-type="float">
            <text:p>19200,065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8252" calcext:value-type="float">
            <text:p>19299,9825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3412" calcext:value-type="float">
            <text:p>19400,03412</text:p>
          </table:table-cell>
          <table:table-cell office:value-type="float" office:value="6047" calcext:value-type="float">
            <text:p>604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828" calcext:value-type="float">
            <text:p>19500,02828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0596" calcext:value-type="float">
            <text:p>19600,00596</text:p>
          </table:table-cell>
          <table:table-cell office:value-type="float" office:value="6067" calcext:value-type="float">
            <text:p>6067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8438" calcext:value-type="float">
            <text:p>19699,98438</text:p>
          </table:table-cell>
          <table:table-cell office:value-type="float" office:value="6041" calcext:value-type="float">
            <text:p>6041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45" calcext:value-type="float">
            <text:p>19800,0045</text:p>
          </table:table-cell>
          <table:table-cell office:value-type="float" office:value="6041" calcext:value-type="float">
            <text:p>604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033" calcext:value-type="float">
            <text:p>19900,0033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343" calcext:value-type="float">
            <text:p>20000,0343</text:p>
          </table:table-cell>
          <table:table-cell office:value-type="float" office:value="6043" calcext:value-type="float">
            <text:p>6043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0328" calcext:value-type="float">
            <text:p>20100,00328</text:p>
          </table:table-cell>
          <table:table-cell office:value-type="float" office:value="6049" calcext:value-type="float">
            <text:p>6049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562" calcext:value-type="float">
            <text:p>20199,98562</text:p>
          </table:table-cell>
          <table:table-cell office:value-type="float" office:value="6041" calcext:value-type="float">
            <text:p>6041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532" calcext:value-type="float">
            <text:p>20299,98532</text:p>
          </table:table-cell>
          <table:table-cell office:value-type="float" office:value="6041" calcext:value-type="float">
            <text:p>6041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7482" calcext:value-type="float">
            <text:p>20399,97482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8118" calcext:value-type="float">
            <text:p>20499,9811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2526" calcext:value-type="float">
            <text:p>20600,0252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8694" calcext:value-type="float">
            <text:p>20699,98694</text:p>
          </table:table-cell>
          <table:table-cell office:value-type="float" office:value="6047" calcext:value-type="float">
            <text:p>604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8792" calcext:value-type="float">
            <text:p>20799,98792</text:p>
          </table:table-cell>
          <table:table-cell office:value-type="float" office:value="6041" calcext:value-type="float">
            <text:p>6041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228" calcext:value-type="float">
            <text:p>20899,99228</text:p>
          </table:table-cell>
          <table:table-cell office:value-type="float" office:value="6074" calcext:value-type="float">
            <text:p>6074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07" calcext:value-type="float">
            <text:p>20999,9907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534" calcext:value-type="float">
            <text:p>21100,0534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8392" calcext:value-type="float">
            <text:p>21199,98392</text:p>
          </table:table-cell>
          <table:table-cell office:value-type="float" office:value="6043" calcext:value-type="float">
            <text:p>6043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06" calcext:value-type="float">
            <text:p>21300,0006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9198" calcext:value-type="float">
            <text:p>21399,99198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996" calcext:value-type="float">
            <text:p>21499,99996</text:p>
          </table:table-cell>
          <table:table-cell office:value-type="float" office:value="6041" calcext:value-type="float">
            <text:p>604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9064" calcext:value-type="float">
            <text:p>21599,9906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502" calcext:value-type="float">
            <text:p>21699,99502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432" calcext:value-type="float">
            <text:p>21800,00432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146" calcext:value-type="float">
            <text:p>21900,0146</text:p>
          </table:table-cell>
          <table:table-cell office:value-type="float" office:value="6041" calcext:value-type="float">
            <text:p>604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462" calcext:value-type="float">
            <text:p>22000,00462</text:p>
          </table:table-cell>
          <table:table-cell office:value-type="float" office:value="6067" calcext:value-type="float">
            <text:p>6067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8304" calcext:value-type="float">
            <text:p>22099,9830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544" calcext:value-type="float">
            <text:p>22199,99544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9004" calcext:value-type="float">
            <text:p>22299,99004</text:p>
          </table:table-cell>
          <table:table-cell office:value-type="float" office:value="6041" calcext:value-type="float">
            <text:p>604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91" calcext:value-type="float">
            <text:p>22399,9991</text:p>
          </table:table-cell>
          <table:table-cell office:value-type="float" office:value="6047" calcext:value-type="float">
            <text:p>6047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238" calcext:value-type="float">
            <text:p>22499,99238</text:p>
          </table:table-cell>
          <table:table-cell office:value-type="float" office:value="6041" calcext:value-type="float">
            <text:p>6041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8446" calcext:value-type="float">
            <text:p>22599,98446</text:p>
          </table:table-cell>
          <table:table-cell office:value-type="float" office:value="6047" calcext:value-type="float">
            <text:p>604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9828" calcext:value-type="float">
            <text:p>22699,99828</text:p>
          </table:table-cell>
          <table:table-cell office:value-type="float" office:value="6047" calcext:value-type="float">
            <text:p>604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8686" calcext:value-type="float">
            <text:p>22799,98686</text:p>
          </table:table-cell>
          <table:table-cell office:value-type="float" office:value="6067" calcext:value-type="float">
            <text:p>6067</text:p>
          </table:table-cell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8004" calcext:value-type="float">
            <text:p>22899,98004</text:p>
          </table:table-cell>
          <table:table-cell office:value-type="float" office:value="6041" calcext:value-type="float">
            <text:p>6041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8374" calcext:value-type="float">
            <text:p>22999,98374</text:p>
          </table:table-cell>
          <table:table-cell office:value-type="float" office:value="6047" calcext:value-type="float">
            <text:p>6047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916" calcext:value-type="float">
            <text:p>23099,98916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812" calcext:value-type="float">
            <text:p>23199,981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736" calcext:value-type="float">
            <text:p>23299,9736</text:p>
          </table:table-cell>
          <table:table-cell office:value-type="float" office:value="6067" calcext:value-type="float">
            <text:p>606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8242" calcext:value-type="float">
            <text:p>23399,98242</text:p>
          </table:table-cell>
          <table:table-cell office:value-type="float" office:value="6074" calcext:value-type="float">
            <text:p>6074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8798" calcext:value-type="float">
            <text:p>23499,98798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8594" calcext:value-type="float">
            <text:p>23599,98594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968" calcext:value-type="float">
            <text:p>23699,97968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7938" calcext:value-type="float">
            <text:p>23799,97938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352" calcext:value-type="float">
            <text:p>23900,00352</text:p>
          </table:table-cell>
          <table:table-cell office:value-type="float" office:value="6041" calcext:value-type="float">
            <text:p>6041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016" calcext:value-type="float">
            <text:p>23999,9901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17" calcext:value-type="float">
            <text:p>24099,9917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836" calcext:value-type="float">
            <text:p>24199,9836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859" calcext:value-type="float">
            <text:p>24299,9859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9644" calcext:value-type="float">
            <text:p>24399,99644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89" calcext:value-type="float">
            <text:p>24499,9889</text:p>
          </table:table-cell>
          <table:table-cell office:value-type="float" office:value="6041" calcext:value-type="float">
            <text:p>6041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85" calcext:value-type="float">
            <text:p>24599,985</text:p>
          </table:table-cell>
          <table:table-cell office:value-type="float" office:value="6041" calcext:value-type="float">
            <text:p>604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024" calcext:value-type="float">
            <text:p>24699,9902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8308" calcext:value-type="float">
            <text:p>24799,98308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913" calcext:value-type="float">
            <text:p>24899,9913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3542" calcext:value-type="float">
            <text:p>25000,03542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538" calcext:value-type="float">
            <text:p>25100,01538</text:p>
          </table:table-cell>
          <table:table-cell office:value-type="float" office:value="6041" calcext:value-type="float">
            <text:p>6041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8792" calcext:value-type="float">
            <text:p>25199,98792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8142" calcext:value-type="float">
            <text:p>25299,98142</text:p>
          </table:table-cell>
          <table:table-cell office:value-type="float" office:value="6041" calcext:value-type="float">
            <text:p>604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316" calcext:value-type="float">
            <text:p>25399,98316</text:p>
          </table:table-cell>
          <table:table-cell office:value-type="float" office:value="6047" calcext:value-type="float">
            <text:p>604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78" calcext:value-type="float">
            <text:p>25500,0078</text:p>
          </table:table-cell>
          <table:table-cell office:value-type="float" office:value="6041" calcext:value-type="float">
            <text:p>604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294" calcext:value-type="float">
            <text:p>25599,98294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7844" calcext:value-type="float">
            <text:p>25699,97844</text:p>
          </table:table-cell>
          <table:table-cell office:value-type="float" office:value="6067" calcext:value-type="float">
            <text:p>6067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8328" calcext:value-type="float">
            <text:p>25799,98328</text:p>
          </table:table-cell>
          <table:table-cell office:value-type="float" office:value="6041" calcext:value-type="float">
            <text:p>604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0166" calcext:value-type="float">
            <text:p>25900,00166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85" calcext:value-type="float">
            <text:p>25999,9985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7784" calcext:value-type="float">
            <text:p>26099,97784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7638" calcext:value-type="float">
            <text:p>26199,97638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0746" calcext:value-type="float">
            <text:p>26300,007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8888" calcext:value-type="float">
            <text:p>26399,98888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481" calcext:value-type="float">
            <text:p>26500,0481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8852" calcext:value-type="float">
            <text:p>26599,98852</text:p>
          </table:table-cell>
          <table:table-cell office:value-type="float" office:value="6073" calcext:value-type="float">
            <text:p>6073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3382" calcext:value-type="float">
            <text:p>26700,03382</text:p>
          </table:table-cell>
          <table:table-cell office:value-type="float" office:value="6049" calcext:value-type="float">
            <text:p>6049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09" calcext:value-type="float">
            <text:p>26799,9909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8146" calcext:value-type="float">
            <text:p>26899,98146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118" calcext:value-type="float">
            <text:p>27000,0118</text:p>
          </table:table-cell>
          <table:table-cell office:value-type="float" office:value="6047" calcext:value-type="float">
            <text:p>6047</text:p>
          </table:table-cell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9078" calcext:value-type="float">
            <text:p>27099,99078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8838" calcext:value-type="float">
            <text:p>27199,98838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8564" calcext:value-type="float">
            <text:p>27299,98564</text:p>
          </table:table-cell>
          <table:table-cell office:value-type="float" office:value="6041" calcext:value-type="float">
            <text:p>604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09" calcext:value-type="float">
            <text:p>27400,009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8642" calcext:value-type="float">
            <text:p>27499,98642</text:p>
          </table:table-cell>
          <table:table-cell office:value-type="float" office:value="6041" calcext:value-type="float">
            <text:p>604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8408" calcext:value-type="float">
            <text:p>27599,98408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8388" calcext:value-type="float">
            <text:p>27699,98388</text:p>
          </table:table-cell>
          <table:table-cell office:value-type="float" office:value="6047" calcext:value-type="float">
            <text:p>6047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44" calcext:value-type="float">
            <text:p>27800,044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9542" calcext:value-type="float">
            <text:p>27899,99542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69" calcext:value-type="float">
            <text:p>27999,9969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1408" calcext:value-type="float">
            <text:p>28100,0140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1084" calcext:value-type="float">
            <text:p>28200,01084</text:p>
          </table:table-cell>
          <table:table-cell office:value-type="float" office:value="6041" calcext:value-type="float">
            <text:p>6041</text:p>
          </table:table-cell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1938" calcext:value-type="float">
            <text:p>28300,01938</text:p>
          </table:table-cell>
          <table:table-cell office:value-type="float" office:value="6067" calcext:value-type="float">
            <text:p>6067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8112" calcext:value-type="float">
            <text:p>28399,98112</text:p>
          </table:table-cell>
          <table:table-cell office:value-type="float" office:value="6041" calcext:value-type="float">
            <text:p>6041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835" calcext:value-type="float">
            <text:p>28499,9835</text:p>
          </table:table-cell>
          <table:table-cell office:value-type="float" office:value="6074" calcext:value-type="float">
            <text:p>6074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8504" calcext:value-type="float">
            <text:p>28599,98504</text:p>
          </table:table-cell>
          <table:table-cell office:value-type="float" office:value="6047" calcext:value-type="float">
            <text:p>604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8384" calcext:value-type="float">
            <text:p>28700,08384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2218" calcext:value-type="float">
            <text:p>28800,02218</text:p>
          </table:table-cell>
          <table:table-cell office:value-type="float" office:value="6041" calcext:value-type="float">
            <text:p>604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8932" calcext:value-type="float">
            <text:p>28899,9893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9206" calcext:value-type="float">
            <text:p>28999,99206</text:p>
          </table:table-cell>
          <table:table-cell office:value-type="float" office:value="6041" calcext:value-type="float">
            <text:p>6041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4632" calcext:value-type="float">
            <text:p>29100,0463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1672" calcext:value-type="float">
            <text:p>29200,01672</text:p>
          </table:table-cell>
          <table:table-cell office:value-type="float" office:value="6041" calcext:value-type="float">
            <text:p>6041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8498" calcext:value-type="float">
            <text:p>29299,9849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0336" calcext:value-type="float">
            <text:p>29400,00336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8354" calcext:value-type="float">
            <text:p>29499,98354</text:p>
          </table:table-cell>
          <table:table-cell office:value-type="float" office:value="6041" calcext:value-type="float">
            <text:p>6041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9" calcext:value-type="float">
            <text:p>29599,99</text:p>
          </table:table-cell>
          <table:table-cell office:value-type="float" office:value="6041" calcext:value-type="float">
            <text:p>6041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99.98712" calcext:value-type="float">
            <text:p>29699,98712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8464" calcext:value-type="float">
            <text:p>29799,98464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0226" calcext:value-type="float">
            <text:p>29900,00226</text:p>
          </table:table-cell>
          <table:table-cell office:value-type="float" office:value="6041" calcext:value-type="float">
            <text:p>604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8092" calcext:value-type="float">
            <text:p>29999,98092</text:p>
          </table:table-cell>
          <table:table-cell office:value-type="float" office:value="6041" calcext:value-type="float">
            <text:p>6041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1164" calcext:value-type="float">
            <text:p>30100,01164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0122" calcext:value-type="float">
            <text:p>30200,00122</text:p>
          </table:table-cell>
          <table:table-cell office:value-type="float" office:value="6067" calcext:value-type="float">
            <text:p>6067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099" calcext:value-type="float">
            <text:p>30300,009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19" calcext:value-type="float">
            <text:p>30399,991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552" calcext:value-type="float">
            <text:p>30500,00552</text:p>
          </table:table-cell>
          <table:table-cell office:value-type="float" office:value="6041" calcext:value-type="float">
            <text:p>6041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789" calcext:value-type="float">
            <text:p>30599,9789</text:p>
          </table:table-cell>
          <table:table-cell office:value-type="float" office:value="6041" calcext:value-type="float">
            <text:p>604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84" calcext:value-type="float">
            <text:p>30699,984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132" calcext:value-type="float">
            <text:p>30800,0132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0656" calcext:value-type="float">
            <text:p>30900,00656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566" calcext:value-type="float">
            <text:p>30999,9956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372" calcext:value-type="float">
            <text:p>31099,98372</text:p>
          </table:table-cell>
          <table:table-cell office:value-type="float" office:value="6041" calcext:value-type="float">
            <text:p>604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8016" calcext:value-type="float">
            <text:p>31199,98016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218" calcext:value-type="float">
            <text:p>31300,00218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8018" calcext:value-type="float">
            <text:p>31399,9801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0304" calcext:value-type="float">
            <text:p>31500,0030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672" calcext:value-type="float">
            <text:p>31599,9967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6898" calcext:value-type="float">
            <text:p>31700,0689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8406" calcext:value-type="float">
            <text:p>31799,98406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8106" calcext:value-type="float">
            <text:p>31899,9810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0288" calcext:value-type="float">
            <text:p>32000,00288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8208" calcext:value-type="float">
            <text:p>32099,98208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8246" calcext:value-type="float">
            <text:p>32199,98246</text:p>
          </table:table-cell>
          <table:table-cell office:value-type="float" office:value="6041" calcext:value-type="float">
            <text:p>604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841" calcext:value-type="float">
            <text:p>32299,9841</text:p>
          </table:table-cell>
          <table:table-cell office:value-type="float" office:value="6041" calcext:value-type="float">
            <text:p>6041</text:p>
          </table:table-cell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8436" calcext:value-type="float">
            <text:p>32399,98436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1206" calcext:value-type="float">
            <text:p>32500,01206</text:p>
          </table:table-cell>
          <table:table-cell office:value-type="float" office:value="6041" calcext:value-type="float">
            <text:p>604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866" calcext:value-type="float">
            <text:p>32600,02866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114" calcext:value-type="float">
            <text:p>32700,0114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9104" calcext:value-type="float">
            <text:p>32799,99104</text:p>
          </table:table-cell>
          <table:table-cell office:value-type="float" office:value="6041" calcext:value-type="float">
            <text:p>604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0664" calcext:value-type="float">
            <text:p>32900,00664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03" calcext:value-type="float">
            <text:p>32999,9903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8724" calcext:value-type="float">
            <text:p>33099,98724</text:p>
          </table:table-cell>
          <table:table-cell office:value-type="float" office:value="6041" calcext:value-type="float">
            <text:p>6041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1196" calcext:value-type="float">
            <text:p>33200,01196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706" calcext:value-type="float">
            <text:p>33299,9870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0792" calcext:value-type="float">
            <text:p>33400,0079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8888" calcext:value-type="float">
            <text:p>33499,98888</text:p>
          </table:table-cell>
          <table:table-cell office:value-type="float" office:value="6041" calcext:value-type="float">
            <text:p>604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8982" calcext:value-type="float">
            <text:p>33599,98982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402" calcext:value-type="float">
            <text:p>33699,99402</text:p>
          </table:table-cell>
          <table:table-cell office:value-type="float" office:value="6041" calcext:value-type="float">
            <text:p>6041</text:p>
          </table:table-cell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8566" calcext:value-type="float">
            <text:p>33799,98566</text:p>
          </table:table-cell>
          <table:table-cell office:value-type="float" office:value="6041" calcext:value-type="float">
            <text:p>604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008" calcext:value-type="float">
            <text:p>33900,0008</text:p>
          </table:table-cell>
          <table:table-cell office:value-type="float" office:value="6041" calcext:value-type="float">
            <text:p>60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835" calcext:value-type="float">
            <text:p>33999,9835</text:p>
          </table:table-cell>
          <table:table-cell office:value-type="float" office:value="6041" calcext:value-type="float">
            <text:p>604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779" calcext:value-type="float">
            <text:p>34099,977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8478" calcext:value-type="float">
            <text:p>34199,98478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8174" calcext:value-type="float">
            <text:p>34299,98174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396" calcext:value-type="float">
            <text:p>34399,99396</text:p>
          </table:table-cell>
          <table:table-cell office:value-type="float" office:value="6041" calcext:value-type="float">
            <text:p>604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1444" calcext:value-type="float">
            <text:p>34500,01444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8536" calcext:value-type="float">
            <text:p>34599,9853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598" calcext:value-type="float">
            <text:p>34699,98598</text:p>
          </table:table-cell>
          <table:table-cell office:value-type="float" office:value="6041" calcext:value-type="float">
            <text:p>6041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8186" calcext:value-type="float">
            <text:p>34799,98186</text:p>
          </table:table-cell>
          <table:table-cell office:value-type="float" office:value="6041" calcext:value-type="float">
            <text:p>6041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1516" calcext:value-type="float">
            <text:p>34900,01516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981" calcext:value-type="float">
            <text:p>34999,9981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8016" calcext:value-type="float">
            <text:p>35099,98016</text:p>
          </table:table-cell>
          <table:table-cell office:value-type="float" office:value="6041" calcext:value-type="float">
            <text:p>6041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48" calcext:value-type="float">
            <text:p>35199,9848</text:p>
          </table:table-cell>
          <table:table-cell office:value-type="float" office:value="6041" calcext:value-type="float">
            <text:p>604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838" calcext:value-type="float">
            <text:p>35299,98838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8314" calcext:value-type="float">
            <text:p>35399,98314</text:p>
          </table:table-cell>
          <table:table-cell office:value-type="float" office:value="6041" calcext:value-type="float">
            <text:p>604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0264" calcext:value-type="float">
            <text:p>35500,0026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648" calcext:value-type="float">
            <text:p>35599,99648</text:p>
          </table:table-cell>
          <table:table-cell office:value-type="float" office:value="6041" calcext:value-type="float">
            <text:p>6041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725" calcext:value-type="float">
            <text:p>35699,9725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594" calcext:value-type="float">
            <text:p>35800,0059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929" calcext:value-type="float">
            <text:p>35899,992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228" calcext:value-type="float">
            <text:p>36000,0228</text:p>
          </table:table-cell>
          <table:table-cell office:value-type="float" office:value="6043" calcext:value-type="float">
            <text:p>6043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8508" calcext:value-type="float">
            <text:p>36099,98508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8702" calcext:value-type="float">
            <text:p>36199,98702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188" calcext:value-type="float">
            <text:p>36300,00188</text:p>
          </table:table-cell>
          <table:table-cell office:value-type="float" office:value="6041" calcext:value-type="float">
            <text:p>604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8354" calcext:value-type="float">
            <text:p>36399,9835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8696" calcext:value-type="float">
            <text:p>36499,98696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0802" calcext:value-type="float">
            <text:p>36600,00802</text:p>
          </table:table-cell>
          <table:table-cell office:value-type="float" office:value="6041" calcext:value-type="float">
            <text:p>6041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8646" calcext:value-type="float">
            <text:p>36699,986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0092" calcext:value-type="float">
            <text:p>36800,00092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0622" calcext:value-type="float">
            <text:p>36900,00622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784" calcext:value-type="float">
            <text:p>36999,978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8724" calcext:value-type="float">
            <text:p>37099,98724</text:p>
          </table:table-cell>
          <table:table-cell office:value-type="float" office:value="6041" calcext:value-type="float">
            <text:p>604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9286" calcext:value-type="float">
            <text:p>37199,9928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754" calcext:value-type="float">
            <text:p>37299,9875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8256" calcext:value-type="float">
            <text:p>37399,98256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7774" calcext:value-type="float">
            <text:p>37499,9777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8426" calcext:value-type="float">
            <text:p>37599,98426</text:p>
          </table:table-cell>
          <table:table-cell office:value-type="float" office:value="6041" calcext:value-type="float">
            <text:p>604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846" calcext:value-type="float">
            <text:p>37699,9846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7664" calcext:value-type="float">
            <text:p>37799,97664</text:p>
          </table:table-cell>
          <table:table-cell office:value-type="float" office:value="6041" calcext:value-type="float">
            <text:p>6041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8858" calcext:value-type="float">
            <text:p>37899,98858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366" calcext:value-type="float">
            <text:p>38000,00366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8988" calcext:value-type="float">
            <text:p>38099,98988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08" calcext:value-type="float">
            <text:p>38200,00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8292" calcext:value-type="float">
            <text:p>38299,98292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708" calcext:value-type="float">
            <text:p>38400,00708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2458" calcext:value-type="float">
            <text:p>38500,02458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8398" calcext:value-type="float">
            <text:p>38599,98398</text:p>
          </table:table-cell>
          <table:table-cell office:value-type="float" office:value="6047" calcext:value-type="float">
            <text:p>6047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0654" calcext:value-type="float">
            <text:p>38700,0065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392" calcext:value-type="float">
            <text:p>38799,9939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900.00414" calcext:value-type="float">
            <text:p>38900,00414</text:p>
          </table:table-cell>
          <table:table-cell office:value-type="float" office:value="6041" calcext:value-type="float">
            <text:p>60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228" calcext:value-type="float">
            <text:p>38999,99228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132" calcext:value-type="float">
            <text:p>39099,9813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7802" calcext:value-type="float">
            <text:p>39199,97802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7962" calcext:value-type="float">
            <text:p>39299,97962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036" calcext:value-type="float">
            <text:p>39399,98036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8334" calcext:value-type="float">
            <text:p>39499,98334</text:p>
          </table:table-cell>
          <table:table-cell office:value-type="float" office:value="6041" calcext:value-type="float">
            <text:p>6041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1608" calcext:value-type="float">
            <text:p>39600,01608</text:p>
          </table:table-cell>
          <table:table-cell office:value-type="float" office:value="6041" calcext:value-type="float">
            <text:p>6041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05" calcext:value-type="float">
            <text:p>39699,9805</text:p>
          </table:table-cell>
          <table:table-cell office:value-type="float" office:value="6041" calcext:value-type="float">
            <text:p>604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8434" calcext:value-type="float">
            <text:p>39799,98434</text:p>
          </table:table-cell>
          <table:table-cell office:value-type="float" office:value="6067" calcext:value-type="float">
            <text:p>606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018" calcext:value-type="float">
            <text:p>39900,00018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2738" calcext:value-type="float">
            <text:p>40000,02738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7622" calcext:value-type="float">
            <text:p>40099,97622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8312" calcext:value-type="float">
            <text:p>40199,9831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006" calcext:value-type="float">
            <text:p>40299,99006</text:p>
          </table:table-cell>
          <table:table-cell office:value-type="float" office:value="6041" calcext:value-type="float">
            <text:p>6041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475" calcext:value-type="float">
            <text:p>40400,0475</text:p>
          </table:table-cell>
          <table:table-cell office:value-type="float" office:value="6041" calcext:value-type="float">
            <text:p>604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7954" calcext:value-type="float">
            <text:p>40499,97954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0702" calcext:value-type="float">
            <text:p>40600,00702</text:p>
          </table:table-cell>
          <table:table-cell office:value-type="float" office:value="6041" calcext:value-type="float">
            <text:p>6041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8188" calcext:value-type="float">
            <text:p>40699,98188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9074" calcext:value-type="float">
            <text:p>40799,99074</text:p>
          </table:table-cell>
          <table:table-cell office:value-type="float" office:value="6041" calcext:value-type="float">
            <text:p>6041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8024" calcext:value-type="float">
            <text:p>40899,9802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9618" calcext:value-type="float">
            <text:p>40999,99618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878" calcext:value-type="float">
            <text:p>41099,9878</text:p>
          </table:table-cell>
          <table:table-cell office:value-type="float" office:value="6041" calcext:value-type="float">
            <text:p>6041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8414" calcext:value-type="float">
            <text:p>41199,9841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87" calcext:value-type="float">
            <text:p>41299,9887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7872" calcext:value-type="float">
            <text:p>41399,97872</text:p>
          </table:table-cell>
          <table:table-cell office:value-type="float" office:value="6041" calcext:value-type="float">
            <text:p>604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0898" calcext:value-type="float">
            <text:p>41500,0089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9866" calcext:value-type="float">
            <text:p>41599,9986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8592" calcext:value-type="float">
            <text:p>41699,98592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8422" calcext:value-type="float">
            <text:p>41799,9842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9628" calcext:value-type="float">
            <text:p>41899,99628</text:p>
          </table:table-cell>
          <table:table-cell office:value-type="float" office:value="6041" calcext:value-type="float">
            <text:p>604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2064" calcext:value-type="float">
            <text:p>42000,02064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76" calcext:value-type="float">
            <text:p>42099,976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8674" calcext:value-type="float">
            <text:p>42199,98674</text:p>
          </table:table-cell>
          <table:table-cell office:value-type="float" office:value="6041" calcext:value-type="float">
            <text:p>604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8392" calcext:value-type="float">
            <text:p>42299,98392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8608" calcext:value-type="float">
            <text:p>42399,98608</text:p>
          </table:table-cell>
          <table:table-cell office:value-type="float" office:value="6041" calcext:value-type="float">
            <text:p>6041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9894" calcext:value-type="float">
            <text:p>42499,99894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7826" calcext:value-type="float">
            <text:p>42599,97826</text:p>
          </table:table-cell>
          <table:table-cell office:value-type="float" office:value="6041" calcext:value-type="float">
            <text:p>6041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0092" calcext:value-type="float">
            <text:p>42700,00092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44" calcext:value-type="float">
            <text:p>42799,9844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8038" calcext:value-type="float">
            <text:p>42899,9803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801" calcext:value-type="float">
            <text:p>42999,9801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8198" calcext:value-type="float">
            <text:p>43099,98198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8246" calcext:value-type="float">
            <text:p>43199,982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1698" calcext:value-type="float">
            <text:p>43300,01698</text:p>
          </table:table-cell>
          <table:table-cell office:value-type="float" office:value="6041" calcext:value-type="float">
            <text:p>6041</text:p>
          </table:table-cell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3042" calcext:value-type="float">
            <text:p>43400,03042</text:p>
          </table:table-cell>
          <table:table-cell office:value-type="float" office:value="6041" calcext:value-type="float">
            <text:p>6041</text:p>
          </table:table-cell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122" calcext:value-type="float">
            <text:p>43499,99122</text:p>
          </table:table-cell>
          <table:table-cell office:value-type="float" office:value="6041" calcext:value-type="float">
            <text:p>6041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0476" calcext:value-type="float">
            <text:p>43600,0047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8294" calcext:value-type="float">
            <text:p>43699,9829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7774" calcext:value-type="float">
            <text:p>43799,97774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377" calcext:value-type="float">
            <text:p>43900,0377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7534" calcext:value-type="float">
            <text:p>43999,9753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011" calcext:value-type="float">
            <text:p>44100,0011</text:p>
          </table:table-cell>
          <table:table-cell office:value-type="float" office:value="6041" calcext:value-type="float">
            <text:p>604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7" calcext:value-type="float">
            <text:p>44199,987</text:p>
          </table:table-cell>
          <table:table-cell office:value-type="float" office:value="6041" calcext:value-type="float">
            <text:p>60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909" calcext:value-type="float">
            <text:p>44299,990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804" calcext:value-type="float">
            <text:p>44399,980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858" calcext:value-type="float">
            <text:p>44499,9858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0368" calcext:value-type="float">
            <text:p>44600,0036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7902" calcext:value-type="float">
            <text:p>44699,97902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8188" calcext:value-type="float">
            <text:p>44799,98188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964" calcext:value-type="float">
            <text:p>44899,9964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688" calcext:value-type="float">
            <text:p>44999,98688</text:p>
          </table:table-cell>
          <table:table-cell office:value-type="float" office:value="6041" calcext:value-type="float">
            <text:p>6041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8836" calcext:value-type="float">
            <text:p>45099,98836</text:p>
          </table:table-cell>
          <table:table-cell office:value-type="float" office:value="6041" calcext:value-type="float">
            <text:p>604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87" calcext:value-type="float">
            <text:p>45199,987</text:p>
          </table:table-cell>
          <table:table-cell office:value-type="float" office:value="6041" calcext:value-type="float">
            <text:p>6041</text:p>
          </table:table-cell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7276" calcext:value-type="float">
            <text:p>45299,97276</text:p>
          </table:table-cell>
          <table:table-cell office:value-type="float" office:value="6041" calcext:value-type="float">
            <text:p>6041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7976" calcext:value-type="float">
            <text:p>45399,97976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9696" calcext:value-type="float">
            <text:p>45499,99696</text:p>
          </table:table-cell>
          <table:table-cell office:value-type="float" office:value="6041" calcext:value-type="float">
            <text:p>604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299" calcext:value-type="float">
            <text:p>45600,0299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8334" calcext:value-type="float">
            <text:p>45699,98334</text:p>
          </table:table-cell>
          <table:table-cell office:value-type="float" office:value="6067" calcext:value-type="float">
            <text:p>606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282" calcext:value-type="float">
            <text:p>45800,0028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8388" calcext:value-type="float">
            <text:p>45900,08388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208" calcext:value-type="float">
            <text:p>45999,98208</text:p>
          </table:table-cell>
          <table:table-cell office:value-type="float" office:value="6041" calcext:value-type="float">
            <text:p>604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7722" calcext:value-type="float">
            <text:p>46099,97722</text:p>
          </table:table-cell>
          <table:table-cell office:value-type="float" office:value="6041" calcext:value-type="float">
            <text:p>60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9136" calcext:value-type="float">
            <text:p>46199,99136</text:p>
          </table:table-cell>
          <table:table-cell office:value-type="float" office:value="6041" calcext:value-type="float">
            <text:p>6041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242" calcext:value-type="float">
            <text:p>46300,024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832" calcext:value-type="float">
            <text:p>46399,9832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00.01414" calcext:value-type="float">
            <text:p>46500,01414</text:p>
          </table:table-cell>
          <table:table-cell office:value-type="float" office:value="6041" calcext:value-type="float">
            <text:p>604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835" calcext:value-type="float">
            <text:p>46599,9835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8844" calcext:value-type="float">
            <text:p>46699,98844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8336" calcext:value-type="float">
            <text:p>46799,98336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828" calcext:value-type="float">
            <text:p>46899,9828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0906" calcext:value-type="float">
            <text:p>47000,0090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8632" calcext:value-type="float">
            <text:p>47099,98632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200.01424" calcext:value-type="float">
            <text:p>47200,0142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8668" calcext:value-type="float">
            <text:p>47299,9866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0346" calcext:value-type="float">
            <text:p>47400,003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99.98886" calcext:value-type="float">
            <text:p>47499,98886</text:p>
          </table:table-cell>
          <table:table-cell office:value-type="float" office:value="6041" calcext:value-type="float">
            <text:p>604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8416" calcext:value-type="float">
            <text:p>47599,98416</text:p>
          </table:table-cell>
          <table:table-cell office:value-type="float" office:value="6067" calcext:value-type="float">
            <text:p>606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700.00206" calcext:value-type="float">
            <text:p>47700,00206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8448" calcext:value-type="float">
            <text:p>47799,98448</text:p>
          </table:table-cell>
          <table:table-cell office:value-type="float" office:value="6041" calcext:value-type="float">
            <text:p>60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900.00522" calcext:value-type="float">
            <text:p>47900,00522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7946" calcext:value-type="float">
            <text:p>47999,9794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9024" calcext:value-type="float">
            <text:p>48099,9902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8044" calcext:value-type="float">
            <text:p>48199,9804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8824" calcext:value-type="float">
            <text:p>48299,9882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400.00784" calcext:value-type="float">
            <text:p>48400,00784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83" calcext:value-type="float">
            <text:p>48499,983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7962" calcext:value-type="float">
            <text:p>48599,97962</text:p>
          </table:table-cell>
          <table:table-cell office:value-type="float" office:value="6041" calcext:value-type="float">
            <text:p>6041</text:p>
          </table:table-cell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808" calcext:value-type="float">
            <text:p>48699,9808</text:p>
          </table:table-cell>
          <table:table-cell office:value-type="float" office:value="6041" calcext:value-type="float">
            <text:p>604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316" calcext:value-type="float">
            <text:p>48800,0316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726" calcext:value-type="float">
            <text:p>48900,00726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9436" calcext:value-type="float">
            <text:p>48999,99436</text:p>
          </table:table-cell>
          <table:table-cell office:value-type="float" office:value="6041" calcext:value-type="float">
            <text:p>6041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78" calcext:value-type="float">
            <text:p>49100,0078</text:p>
          </table:table-cell>
          <table:table-cell office:value-type="float" office:value="6041" calcext:value-type="float">
            <text:p>6041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9178" calcext:value-type="float">
            <text:p>49199,99178</text:p>
          </table:table-cell>
          <table:table-cell office:value-type="float" office:value="6041" calcext:value-type="float">
            <text:p>604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883" calcext:value-type="float">
            <text:p>49299,9883</text:p>
          </table:table-cell>
          <table:table-cell office:value-type="float" office:value="6041" calcext:value-type="float">
            <text:p>604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8324" calcext:value-type="float">
            <text:p>49399,98324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99.98288" calcext:value-type="float">
            <text:p>49499,98288</text:p>
          </table:table-cell>
          <table:table-cell office:value-type="float" office:value="6041" calcext:value-type="float">
            <text:p>6041</text:p>
          </table:table-cell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8894" calcext:value-type="float">
            <text:p>49599,98894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948" calcext:value-type="float">
            <text:p>49699,98948</text:p>
          </table:table-cell>
          <table:table-cell office:value-type="float" office:value="6041" calcext:value-type="float">
            <text:p>604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2204" calcext:value-type="float">
            <text:p>49800,02204</text:p>
          </table:table-cell>
          <table:table-cell office:value-type="float" office:value="6041" calcext:value-type="float">
            <text:p>604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8766" calcext:value-type="float">
            <text:p>49899,98766</text:p>
          </table:table-cell>
          <table:table-cell office:value-type="float" office:value="6041" calcext:value-type="float">
            <text:p>6041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99.98154" calcext:value-type="float">
            <text:p>49999,9815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021" calcext:value-type="float">
            <text:p>50100,0021</text:p>
          </table:table-cell>
          <table:table-cell office:value-type="float" office:value="6043" calcext:value-type="float">
            <text:p>6043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038" calcext:value-type="float">
            <text:p>50200,0038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8164" calcext:value-type="float">
            <text:p>50299,98164</text:p>
          </table:table-cell>
          <table:table-cell office:value-type="float" office:value="6041" calcext:value-type="float">
            <text:p>6041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9608" calcext:value-type="float">
            <text:p>50399,9960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500.037" calcext:value-type="float">
            <text:p>50500,037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8842" calcext:value-type="float">
            <text:p>50599,98842</text:p>
          </table:table-cell>
          <table:table-cell office:value-type="float" office:value="6041" calcext:value-type="float">
            <text:p>6041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822" calcext:value-type="float">
            <text:p>50699,9822</text:p>
          </table:table-cell>
          <table:table-cell office:value-type="float" office:value="6041" calcext:value-type="float">
            <text:p>6041</text:p>
          </table:table-cell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800.01534" calcext:value-type="float">
            <text:p>50800,0153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8724" calcext:value-type="float">
            <text:p>50899,9872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000.02634" calcext:value-type="float">
            <text:p>51000,0263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878" calcext:value-type="float">
            <text:p>51099,987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8946" calcext:value-type="float">
            <text:p>51199,98946</text:p>
          </table:table-cell>
          <table:table-cell office:value-type="float" office:value="6043" calcext:value-type="float">
            <text:p>6043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99.97832" calcext:value-type="float">
            <text:p>51299,97832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872" calcext:value-type="float">
            <text:p>51399,9872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00.0085" calcext:value-type="float">
            <text:p>51500,0085</text:p>
          </table:table-cell>
          <table:table-cell office:value-type="float" office:value="6041" calcext:value-type="float">
            <text:p>604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99.99234" calcext:value-type="float">
            <text:p>51599,99234</text:p>
          </table:table-cell>
          <table:table-cell office:value-type="float" office:value="6041" calcext:value-type="float">
            <text:p>604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700.00196" calcext:value-type="float">
            <text:p>51700,0019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799.98202" calcext:value-type="float">
            <text:p>51799,9820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900.01582" calcext:value-type="float">
            <text:p>51900,01582</text:p>
          </table:table-cell>
          <table:table-cell office:value-type="float" office:value="6041" calcext:value-type="float">
            <text:p>6041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8542" calcext:value-type="float">
            <text:p>51999,9854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7224" calcext:value-type="float">
            <text:p>52099,97224</text:p>
          </table:table-cell>
          <table:table-cell office:value-type="float" office:value="6041" calcext:value-type="float">
            <text:p>6041</text:p>
          </table:table-cell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9794" calcext:value-type="float">
            <text:p>52199,99794</text:p>
          </table:table-cell>
          <table:table-cell office:value-type="float" office:value="6041" calcext:value-type="float">
            <text:p>6041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811" calcext:value-type="float">
            <text:p>52299,9811</text:p>
          </table:table-cell>
          <table:table-cell office:value-type="float" office:value="6047" calcext:value-type="float">
            <text:p>6047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399.9839" calcext:value-type="float">
            <text:p>52399,9839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823" calcext:value-type="float">
            <text:p>52499,9823</text:p>
          </table:table-cell>
          <table:table-cell office:value-type="float" office:value="6041" calcext:value-type="float">
            <text:p>6041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600.01582" calcext:value-type="float">
            <text:p>52600,01582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700.00364" calcext:value-type="float">
            <text:p>52700,00364</text:p>
          </table:table-cell>
          <table:table-cell office:value-type="float" office:value="6041" calcext:value-type="float">
            <text:p>604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9238" calcext:value-type="float">
            <text:p>52799,9923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899.9979" calcext:value-type="float">
            <text:p>52899,9979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999.98594" calcext:value-type="float">
            <text:p>52999,98594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8648" calcext:value-type="float">
            <text:p>53099,98648</text:p>
          </table:table-cell>
          <table:table-cell office:value-type="float" office:value="6041" calcext:value-type="float">
            <text:p>604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200.0077" calcext:value-type="float">
            <text:p>53200,0077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8356" calcext:value-type="float">
            <text:p>53299,98356</text:p>
          </table:table-cell>
          <table:table-cell office:value-type="float" office:value="6041" calcext:value-type="float">
            <text:p>6041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7708" calcext:value-type="float">
            <text:p>53399,97708</text:p>
          </table:table-cell>
          <table:table-cell office:value-type="float" office:value="6041" calcext:value-type="float">
            <text:p>604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499.99508" calcext:value-type="float">
            <text:p>53499,99508</text:p>
          </table:table-cell>
          <table:table-cell office:value-type="float" office:value="6041" calcext:value-type="float">
            <text:p>6041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600.0049" calcext:value-type="float">
            <text:p>53600,0049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99.9875" calcext:value-type="float">
            <text:p>53699,9875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800.01464" calcext:value-type="float">
            <text:p>53800,01464</text:p>
          </table:table-cell>
          <table:table-cell office:value-type="float" office:value="6041" calcext:value-type="float">
            <text:p>604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900.00498" calcext:value-type="float">
            <text:p>53900,0049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999.98616" calcext:value-type="float">
            <text:p>53999,98616</text:p>
          </table:table-cell>
          <table:table-cell office:value-type="float" office:value="6041" calcext:value-type="float">
            <text:p>604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100.04874" calcext:value-type="float">
            <text:p>54100,04874</text:p>
          </table:table-cell>
          <table:table-cell office:value-type="float" office:value="6041" calcext:value-type="float">
            <text:p>6041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8806" calcext:value-type="float">
            <text:p>54199,98806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8128" calcext:value-type="float">
            <text:p>54299,98128</text:p>
          </table:table-cell>
          <table:table-cell office:value-type="float" office:value="6041" calcext:value-type="float">
            <text:p>604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99.9768" calcext:value-type="float">
            <text:p>54399,9768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500.00976" calcext:value-type="float">
            <text:p>54500,00976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600.00098" calcext:value-type="float">
            <text:p>54600,00098</text:p>
          </table:table-cell>
          <table:table-cell office:value-type="float" office:value="6041" calcext:value-type="float">
            <text:p>6041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867" calcext:value-type="float">
            <text:p>54699,9867</text:p>
          </table:table-cell>
          <table:table-cell office:value-type="float" office:value="6041" calcext:value-type="float">
            <text:p>604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99.98986" calcext:value-type="float">
            <text:p>54799,98986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953" calcext:value-type="float">
            <text:p>54899,9953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000.00768" calcext:value-type="float">
            <text:p>55000,00768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099.99894" calcext:value-type="float">
            <text:p>55099,9989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199.97314" calcext:value-type="float">
            <text:p>55199,9731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299.98202" calcext:value-type="float">
            <text:p>55299,9820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400.00878" calcext:value-type="float">
            <text:p>55400,00878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499.9848" calcext:value-type="float">
            <text:p>55499,9848</text:p>
          </table:table-cell>
          <table:table-cell office:value-type="float" office:value="6041" calcext:value-type="float">
            <text:p>604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600.0093" calcext:value-type="float">
            <text:p>55600,0093</text:p>
          </table:table-cell>
          <table:table-cell office:value-type="float" office:value="6047" calcext:value-type="float">
            <text:p>604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99.98804" calcext:value-type="float">
            <text:p>55699,9880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799.98702" calcext:value-type="float">
            <text:p>55799,98702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99.99924" calcext:value-type="float">
            <text:p>55899,99924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000.02518" calcext:value-type="float">
            <text:p>56000,02518</text:p>
          </table:table-cell>
          <table:table-cell office:value-type="float" office:value="6041" calcext:value-type="float">
            <text:p>604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100.00218" calcext:value-type="float">
            <text:p>56100,00218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199.9838" calcext:value-type="float">
            <text:p>56199,9838</text:p>
          </table:table-cell>
          <table:table-cell office:value-type="float" office:value="6041" calcext:value-type="float">
            <text:p>604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300.00564" calcext:value-type="float">
            <text:p>56300,00564</text:p>
          </table:table-cell>
          <table:table-cell office:value-type="float" office:value="6041" calcext:value-type="float">
            <text:p>6041</text:p>
          </table:table-cell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400.04186" calcext:value-type="float">
            <text:p>56400,04186</text:p>
          </table:table-cell>
          <table:table-cell office:value-type="float" office:value="6041" calcext:value-type="float">
            <text:p>604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500.00464" calcext:value-type="float">
            <text:p>56500,0046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599.98054" calcext:value-type="float">
            <text:p>56599,9805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699.98664" calcext:value-type="float">
            <text:p>56699,98664</text:p>
          </table:table-cell>
          <table:table-cell office:value-type="float" office:value="6041" calcext:value-type="float">
            <text:p>604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800.04338" calcext:value-type="float">
            <text:p>56800,04338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900.01422" calcext:value-type="float">
            <text:p>56900,01422</text:p>
          </table:table-cell>
          <table:table-cell office:value-type="float" office:value="6047" calcext:value-type="float">
            <text:p>6047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000.01194" calcext:value-type="float">
            <text:p>57000,01194</text:p>
          </table:table-cell>
          <table:table-cell office:value-type="float" office:value="6041" calcext:value-type="float">
            <text:p>604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99.99858" calcext:value-type="float">
            <text:p>57099,99858</text:p>
          </table:table-cell>
          <table:table-cell office:value-type="float" office:value="6041" calcext:value-type="float">
            <text:p>6041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200.008" calcext:value-type="float">
            <text:p>57200,008</text:p>
          </table:table-cell>
          <table:table-cell office:value-type="float" office:value="6047" calcext:value-type="float">
            <text:p>6047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99.9874" calcext:value-type="float">
            <text:p>57299,9874</text:p>
          </table:table-cell>
          <table:table-cell office:value-type="float" office:value="6047" calcext:value-type="float">
            <text:p>6047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399.99882" calcext:value-type="float">
            <text:p>57399,99882</text:p>
          </table:table-cell>
          <table:table-cell office:value-type="float" office:value="6041" calcext:value-type="float">
            <text:p>6041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500.00086" calcext:value-type="float">
            <text:p>57500,00086</text:p>
          </table:table-cell>
          <table:table-cell office:value-type="float" office:value="6041" calcext:value-type="float">
            <text:p>604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599.9782" calcext:value-type="float">
            <text:p>57599,9782</text:p>
          </table:table-cell>
          <table:table-cell office:value-type="float" office:value="6041" calcext:value-type="float">
            <text:p>6041</text:p>
          </table:table-cell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700.00124" calcext:value-type="float">
            <text:p>57700,00124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799.97906" calcext:value-type="float">
            <text:p>57799,97906</text:p>
          </table:table-cell>
          <table:table-cell office:value-type="float" office:value="6041" calcext:value-type="float">
            <text:p>6041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900.01754" calcext:value-type="float">
            <text:p>57900,01754</text:p>
          </table:table-cell>
          <table:table-cell office:value-type="float" office:value="6041" calcext:value-type="float">
            <text:p>6041</text:p>
          </table:table-cell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999.98566" calcext:value-type="float">
            <text:p>57999,98566</text:p>
          </table:table-cell>
          <table:table-cell office:value-type="float" office:value="6041" calcext:value-type="float">
            <text:p>604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099.98294" calcext:value-type="float">
            <text:p>58099,98294</text:p>
          </table:table-cell>
          <table:table-cell office:value-type="float" office:value="6041" calcext:value-type="float">
            <text:p>604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200.00262" calcext:value-type="float">
            <text:p>58200,00262</text:p>
          </table:table-cell>
          <table:table-cell office:value-type="float" office:value="6041" calcext:value-type="float">
            <text:p>6041</text:p>
          </table:table-cell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299.9897" calcext:value-type="float">
            <text:p>58299,9897</text:p>
          </table:table-cell>
          <table:table-cell office:value-type="float" office:value="6041" calcext:value-type="float">
            <text:p>6041</text:p>
          </table:table-cell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99.99244" calcext:value-type="float">
            <text:p>58399,99244</text:p>
          </table:table-cell>
          <table:table-cell office:value-type="float" office:value="6041" calcext:value-type="float">
            <text:p>604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500.02298" calcext:value-type="float">
            <text:p>58500,02298</text:p>
          </table:table-cell>
          <table:table-cell office:value-type="float" office:value="6047" calcext:value-type="float">
            <text:p>6047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599.98072" calcext:value-type="float">
            <text:p>58599,98072</text:p>
          </table:table-cell>
          <table:table-cell office:value-type="float" office:value="6041" calcext:value-type="float">
            <text:p>6041</text:p>
          </table:table-cell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700.01386" calcext:value-type="float">
            <text:p>58700,01386</text:p>
          </table:table-cell>
          <table:table-cell office:value-type="float" office:value="6041" calcext:value-type="float">
            <text:p>604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799.98702" calcext:value-type="float">
            <text:p>58799,98702</text:p>
          </table:table-cell>
          <table:table-cell office:value-type="float" office:value="6041" calcext:value-type="float">
            <text:p>6041</text:p>
          </table:table-cell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900.00492" calcext:value-type="float">
            <text:p>58900,00492</text:p>
          </table:table-cell>
          <table:table-cell office:value-type="float" office:value="6041" calcext:value-type="float">
            <text:p>604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999.98306" calcext:value-type="float">
            <text:p>58999,98306</text:p>
          </table:table-cell>
          <table:table-cell office:value-type="float" office:value="6041" calcext:value-type="float">
            <text:p>604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100.00966" calcext:value-type="float">
            <text:p>59100,00966</text:p>
          </table:table-cell>
          <table:table-cell office:value-type="float" office:value="6067" calcext:value-type="float">
            <text:p>6067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200.01704" calcext:value-type="float">
            <text:p>59200,01704</text:p>
          </table:table-cell>
          <table:table-cell office:value-type="float" office:value="6041" calcext:value-type="float">
            <text:p>6041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300.00726" calcext:value-type="float">
            <text:p>59300,00726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399.97706" calcext:value-type="float">
            <text:p>59399,97706</text:p>
          </table:table-cell>
          <table:table-cell office:value-type="float" office:value="6041" calcext:value-type="float">
            <text:p>604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500.00976" calcext:value-type="float">
            <text:p>59500,00976</text:p>
          </table:table-cell>
          <table:table-cell office:value-type="float" office:value="6041" calcext:value-type="float">
            <text:p>6041</text:p>
          </table:table-cell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599.99528" calcext:value-type="float">
            <text:p>59599,99528</text:p>
          </table:table-cell>
          <table:table-cell office:value-type="float" office:value="6041" calcext:value-type="float">
            <text:p>6041</text:p>
          </table:table-cell>
          <table:table-cell office:value-type="float" office:value="985" calcext:value-type="float">
            <text:p>9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1:40.994218808</dc:date>
    <meta:editing-duration>PT10M41S</meta:editing-duration>
    <meta:editing-cycles>1</meta:editing-cycles>
    <meta:document-statistic meta:table-count="1" meta:cell-count="2364" meta:object-count="0"/>
    <meta:generator>LibreOffice/5.1.6.2$Linux_X86_64 LibreOffice_project/10m0$Build-2</meta:generator>
  </office:meta>
</office:document-meta>
</file>